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style:font-size-asian="10pt" style:font-name-complex="Arial" style:font-size-complex="10pt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Calibri" fo:font-size="10pt" fo:language="en" fo:country="GB" style:font-size-asian="10pt" style:font-name-complex="Arial" style:font-size-complex="10pt"/>
    </style:style>
    <style:style style:name="P6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1" style:family="paragraph" style:parent-style-name="Table_20_Contents">
      <style:text-properties style:font-name="Calibri" fo:font-size="10pt" style:font-size-asian="10pt" style:font-size-complex="10pt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Calibri" fo:font-size="10pt" fo:language="en" fo:country="GB" style:font-size-asian="10pt" style:font-name-complex="Arial" style:font-size-complex="10pt"/>
    </style:style>
    <style:style style:name="P14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15" style:family="paragraph" style:parent-style-name="Text_20_body">
      <style:text-properties style:font-name="Calibri" fo:font-size="10pt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name-complex="Arial"/>
    </style:style>
    <style:style style:name="T4" style:family="text">
      <style:text-properties fo:language="en" fo:country="GB" style:font-name-complex="Ari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ext:p text:style-name="P1"/>
      <text:p text:style-name="P8"/>
      <text:p text:style-name="P3">Our ref <text:s/><text:span text:style-name="T2"><text:placeholder text:placeholder-type="text">&lt;data['form']['file_refrence_no']&gt;</text:placeholder></text:span> / <text:span text:style-name="T2"><text:placeholder text:placeholder-type="text">&lt;data['form']['id']&gt;</text:placeholder></text:span><text:span text:style-name="T2"><text:tab/><text:tab/><text:tab/><text:tab/></text:span></text:p>
      <text:p text:style-name="P13"><text:placeholder text:placeholder-type="text">&lt;time&gt;</text:placeholder></text:p>
      <text:p text:style-name="P4"><text:span text:style-name="T4"><text:placeholder text:placeholder-type="text">&lt;data['form']['title']&gt;</text:placeholder></text:span><text:span text:style-name="T4"> </text:span><text:span text:style-name="T4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1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">relatorio:///for</text:span></text:a></text:p>
          </table:table-cell>
        </table:table-row>
      </table:table>
      <text:p text:style-name="P7"/>
      <text:p text:style-name="P5"><text:placeholder text:placeholder-type="text">&lt;data['form']['title_last_name']&gt;</text:placeholder></text:p>
      <text:p text:style-name="P2"/>
      <text:p text:style-name="P2">Motability have referred you to us on their Managed Adaptations Programme, for a Driving Assessment and this is to confirm that your appointment has been made for:</text:p>
      <text:p text:style-name="P2"/>
      <text:p text:style-name="P9"><text:span text:style-name="T3"><text:placeholder text:placeholder-type="text">&lt;data['form']['apmt_start_date']&gt;</text:placeholder></text:span><text:span text:style-name="T7"> at </text:span><text:span text:style-name="T3"><text:placeholder text:placeholder-type="text">&lt;data['form']['apmt_start_time']&gt;</text:placeholder></text:span><text:span text:style-name="T7"> hrs </text:span><text:span text:style-name="T7"><text:s/></text:span></text:p>
      <text:p text:style-name="P1"/>
      <text:p text:style-name="P2">and will take place at our satellite Centre at : <text:s/><text:span text:style-name="T6">Weston Village Hall, Weston, Spalding, PE12 6HU</text:span></text:p>
      <text:p text:style-name="P2"><text:tab/></text:p>
      <text:p text:style-name="P2">It is anticipated that you will need to allow approximately 2½ hours for the assessment and there is a waiting/ refreshment area available for you and the person(s) accompanying you. <text:s/></text:p>
      <text:p text:style-name="P2"/>
      <text:p text:style-name="P4"><text:span text:style-name="T8">I should be grateful if you would complete the enclosed questionnaire and return it to us at the Thetford address (as at the top of this letter, </text:span><text:span text:style-name="T7">NOT TO SPALDING</text:span><text:span text:style-name="T8"> ) as soon as possible to confirm your acceptance of the appointment. Motability will be paying your fee however, if cancellation is subsequently necessary, please note that you may be charged a fee by Motability unless 5 working days notice is given, or medical evidence of your inability to attend is provided.</text:span></text:p>
      <text:p text:style-name="P2"/>
      <text:p text:style-name="P2">When you attend:</text:p>
      <text:p text:style-name="P2"/>
      <text:p text:style-name="P10">1 <text:s text:c="2"/>Please ensure you bring your Driving Licence with you. If you do not have a valid licence in your possession please advise us as soon as possible.</text:p>
      <text:p text:style-name="P6"/>
      <text:p text:style-name="P10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10"/>
      <text:p text:style-name="P2">We look forward to seeing you and hope that we are able to help you overcome your mobility problems. <text:s/>If you have any queries about any aspect of the assessment, please do not hesitate to contact me.</text:p>
      <text:p text:style-name="P2"/>
      <text:p text:style-name="P15">If on the day of the assessment you need to contact us for directions or to say you will be late arriving please call us on <text:span text:style-name="T5">0792 2653 325.</text:span></text:p>
      <text:p text:style-name="P2"/>
      <text:p text:style-name="P2">Yours sincerely,</text:p>
      <text:p text:style-name="P2"/>
      <text:p text:style-name="P2"/>
      <text:p text:style-name="P2"/>
      <text:p text:style-name="P2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8736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0-10-15T12:22:00</meta:creation-date>
    <dc:date>2015-02-19T23:21:01.03</dc:date>
    <meta:editing-cycles>10</meta:editing-cycles>
    <meta:editing-duration>PT00H20M54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0" meta:word-count="325" meta:character-count="2042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